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officeooo:paragraph-rsid="00148afa" style:font-name-asian="Courier" style:font-size-asian="12pt" style:font-weight-asian="normal" style:font-name-complex="Courier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officeooo:rsid="00148afa" officeooo:paragraph-rsid="00148afa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Source Code Pro" fo:font-weight="normal" style:font-weight-asian="normal" style:font-weight-complex="normal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Source Code Pro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fo:font-size="12pt" style:font-name-asian="Courier" style:font-size-asian="12pt" style:font-name-complex="Courier" style:font-size-complex="12pt"/>
    </style:style>
    <style:style style:name="T4" style:family="text">
      <style:text-properties officeooo:rsid="00148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2: Payroll</text:p>
      <text:p text:style-name="P2">Requirements: </text:p>
      <text:p text:style-name="P2">-Create a class-based program that will allow the user to store data to a file</text:p>
      <text:p text:style-name="P2">-Allow Employee information to be added, manipulated, or deleted</text:p>
      <text:p text:style-name="P2">-<text:span text:style-name="T4">I</text:span>nformation <text:span text:style-name="T4">includes</text:span> benefits, tax deduction, and gross income</text:p>
      <text:p text:style-name="P2">-<text:span text:style-name="T4">O</text:span>utput information onto a text file</text:p>
      <text:p text:style-name="P2">-C# <text:span text:style-name="T4">with Visual Studio 2013</text:span></text:p>
      <text:p text:style-name="P2">Team Members: Chris Mc<text:span text:style-name="T4">F</text:span>ee, Daniel Mallon, Stanislav Leskov, Tuan Nguyen, Michael Tighe</text:p>
      <text:p text:style-name="P2">Questions Asked:</text:p>
      <text:p text:style-name="P2">-<text:span text:style-name="T4">How will we manage version control between our group?</text:span></text:p>
      <text:p text:style-name="P4">Git and Github.</text:p>
      <text:p text:style-name="P2">- Will we need to request the user to choose a specific employee before calling the other functions? (benefits, tax deduction, gross income)</text:p>
      <text:p text:style-name="P4">A simple search function.</text:p>
      <text:p text:style-name="P2">-What sort of benefits will we use in the program?</text:p>
      <text:p text:style-name="P4">Medicaid, Medicare, Obamacare, None</text:p>
      <text:p text:style-name="P2">-How will we distribute the roles? <text:span text:style-name="T4">The roles have been distributed via the ROLES.txt file in the Github repository.</text:span></text:p>
      <text:p text:style-name="P2">-How will the output file look? <text:span text:style-name="T4">Cleanly formatted with neat spacing in a standard unicode text file</text:span></text:p>
      <text:p text:style-name="P2">-What will we ask for employee information? <text:span text:style-name="T4">User input via textbox</text:span></text:p>
      <text:p text:style-name="P2">-How will we store the data? <text:span text:style-name="T4">Text file.</text:span></text:p>
      <text:p text:style-name="P2">-Will we use a GUI? <text:span text:style-name="T4">Yes</text:span></text:p>
      <text:p text:style-name="P3">Team Roles: <text:span text:style-name="T4">ROLES.txt in the Github repository</text:span></text:p>
      <text:p text:style-name="P3"/>
      <text:p text:style-name="P3">Complications/Unit Testing: </text:p>
      <text:p text:style-name="P2">-Switched from C++ to C# during the middle of writing the code <text:span text:style-name="T4">which set us back quite a bit.</text:span></text:p>
      <text:p text:style-name="P2">-<text:span text:style-name="T4">During a meeting on Saturday afternoon, one group member, Tuan, failed to show up which lead to reduced work flow.</text:span></text:p>
      <text:p text:style-name="P2">User Guide:</text:p>
      <text:p text:style-name="P2">Lessons Learned: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A: 2 days</text:p>
      <text:p text:style-name="P2">ATA: <text:span text:style-name="T4">7 d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dc:date>2014-09-16T11:24:59.290827137</dc:date>
    <meta:editing-duration>P0D</meta:editing-duration>
    <meta:editing-cycles>1</meta:editing-cycles>
    <meta:document-statistic meta:table-count="0" meta:image-count="0" meta:object-count="0" meta:page-count="2" meta:paragraph-count="28" meta:word-count="233" meta:character-count="1394" meta:non-whitespace-character-count="1187"/>
  </office:meta>
</office:document-meta>
</file>